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777f" officeooo:paragraph-rsid="000677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rement/decrement operators, and side effects</text:p>
      <text:p text:style-name="P1">BY ALEX ON JUNE 13TH, 2007 | LAST MODIFIED BY ALEX ON FEBRUARY 24TH, 2016</text:p>
      <text:p text:style-name="P1">Incrementing (adding 1 to) and decrementing (subtracting 1 from) a variable are so common that they have their own operators in C. There are actually two version of each operator -- a prefix version and a postfix version.</text:p>
      <text:p text:style-name="P1"/>
      <text:p text:style-name="P1">Operator<text:tab/>Symbol<text:tab/>Form<text:tab/>Operation</text:p>
      <text:p text:style-name="P1">Prefix increment (pre-increment)<text:tab/>++<text:tab/>++x<text:tab/>Increment x, then evaluate x</text:p>
      <text:p text:style-name="P1">Prefix decrement (pre-decrement)<text:tab/>––<text:tab/>––x<text:tab/>Decrement x, then evaluate x</text:p>
      <text:p text:style-name="P1">Postfix increment (post-increment)<text:tab/>++<text:tab/>x++<text:tab/>Evaluate x, then increment x</text:p>
      <text:p text:style-name="P1">Postfix decrement (post-decrement)<text:tab/>––<text:tab/>x––<text:tab/>Evaluate x, then decrement x</text:p>
      <text:p text:style-name="P1">The prefix increment/decrement operators are very straightforward. The value of x is incremented or decremented, and then x is evaluated. For example:</text:p>
      <text:p text:style-name="P1"/>
      <text:p text:style-name="P1">1</text:p>
      <text:p text:style-name="P1">2</text:p>
      <text:p text:style-name="P1">int x = 5;</text:p>
      <text:p text:style-name="P1">int y = ++x; // x is now equal to 6, and 6 is assigned to y</text:p>
      <text:p text:style-name="P1">The postfix increment/decrement operators are a little more tricky. The compiler makes a temporary copy of x, increments or decrements the original x (not the copy), and then evaluates the temporary copy of x. The temporary copy of x is then discarded.</text:p>
      <text:p text:style-name="P1"/>
      <text:p text:style-name="P1">1</text:p>
      <text:p text:style-name="P1">2</text:p>
      <text:p text:style-name="P1">int x = 5;</text:p>
      <text:p text:style-name="P1">int y = x++; // x is now equal to 6, and 5 is assigned to y</text:p>
      <text:p text:style-name="P1">Let’s examine how this last line works in more detail. First, the compiler makes a temporary copy of x that starts with the same value as x (5). Then it increments the original x from 5 to 6. Then the compiler evaluates the temporary copy, which evaluates to 5, and assigns that value to y. Then the temporary copy is discarded.</text:p>
      <text:p text:style-name="P1"/>
      <text:p text:style-name="P1">Consequently, y ends up with the value of 5, and x ends up with the value 6.</text:p>
      <text:p text:style-name="P1"/>
      <text:p text:style-name="P1">Here is another example showing the difference between the prefix and postfix version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int x = 5, y = 5;</text:p>
      <text:p text:style-name="P1">cout &lt;&lt; x &lt;&lt; " " &lt;&lt; y &lt;&lt; endl;</text:p>
      <text:p text:style-name="P1">cout &lt;&lt; ++x &lt;&lt; " " &lt;&lt; --y &lt;&lt; endl; // prefix</text:p>
      <text:p text:style-name="P1">cout &lt;&lt; x &lt;&lt; " " &lt;&lt; y &lt;&lt; endl;</text:p>
      <text:p text:style-name="P1">cout &lt;&lt; x++ &lt;&lt; " " &lt;&lt; y-- &lt;&lt; endl; // postfix</text:p>
      <text:p text:style-name="P1">cout &lt;&lt; x &lt;&lt; " " &lt;&lt; y &lt;&lt; endl;</text:p>
      <text:p text:style-name="P1">This produces the output:</text:p>
      <text:p text:style-name="P1"/>
      <text:p text:style-name="P1">5 5</text:p>
      <text:p text:style-name="P1">6 4</text:p>
      <text:p text:style-name="P1">6 4</text:p>
      <text:p text:style-name="P1"><text:soft-page-break/>6 4</text:p>
      <text:p text:style-name="P1">7 3</text:p>
      <text:p text:style-name="P1">On the third line, x and y are incremented/decremented before they are evaluated, so their new values are printed by cout. On the fifth line, a temporary copy of the original values (x=6, y=4) is sent to cout, and then the original x and y are incremented. That is why the changes from the postfix operators don’t show up until the next line.</text:p>
      <text:p text:style-name="P1"/>
      <text:p text:style-name="P1">Rule: Favor pre-increment and pre-decrement over post-increment and post-decrement. The prefix versions are not only more performant, you’re less likely to run into strange issues with them.</text:p>
      <text:p text:style-name="P1"/>
      <text:p text:style-name="P1">Side effects</text:p>
      <text:p text:style-name="P1"/>
      <text:p text:style-name="P1">A function or expression is said to have a side effect if it modifies some state (e.g. any stored information in memory), does input or output, or calls other functions that have side effects.</text:p>
      <text:p text:style-name="P1"/>
      <text:p text:style-name="P1">Most of the time, side effects are useful:</text:p>
      <text:p text:style-name="P1"/>
      <text:p text:style-name="P1">1</text:p>
      <text:p text:style-name="P1">2</text:p>
      <text:p text:style-name="P1">3</text:p>
      <text:p text:style-name="P1">x = 5;</text:p>
      <text:p text:style-name="P1">++x;</text:p>
      <text:p text:style-name="P1">std::cout &lt;&lt; x;</text:p>
      <text:p text:style-name="P1">The assignment operator in the above example has the side effect of changing the value of x permanently. Even after the statement has finished executing, x will have the value 5. Operator++ has the side effect of incrementing x. The outputting of x has the side effect of modifying the console.</text:p>
      <text:p text:style-name="P1"/>
      <text:p text:style-name="P1">However, side effects can also lead to unexpected results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int add(int x, int y)</text:p>
      <text:p text:style-name="P1">{</text:p>
      <text:p text:style-name="P1"><text:s text:c="4"/>return x + y;</text:p>
      <text:p text:style-name="P1">}</text:p>
      <text:p text:style-name="P1"><text:s/></text:p>
      <text:p text:style-name="P1">int main()</text:p>
      <text:p text:style-name="P1">{</text:p>
      <text:p text:style-name="P1"><text:s text:c="4"/>int x = 5;</text:p>
      <text:p text:style-name="P1"><text:s text:c="4"/>int value = add(x, ++x); // is this 5 + 6, or 6 + 6? <text:s/>It depends on what order your compiler <text:soft-page-break/>evaluates the function arguments in</text:p>
      <text:p text:style-name="P1"><text:s/></text:p>
      <text:p text:style-name="P1"><text:s text:c="4"/>std::cout &lt;&lt; value; // value could be 11 or 12, depending on how the above line evaluates!</text:p>
      <text:p text:style-name="P1"><text:s text:c="4"/>return 0;</text:p>
      <text:p text:style-name="P1">}</text:p>
      <text:p text:style-name="P1">C++ does not define the order in which function arguments are evaluated. If the left argument is evaluated first, this becomes a call to add(5, 6), which equals 11. If the right argument is evaluated first, this becomes a call to add(6, 6), which equals 12! Note that this is only a problem because one of the argument to function add() has a side effect.</text:p>
      <text:p text:style-name="P1"/>
      <text:p text:style-name="P1">Here’s another popular example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int main()</text:p>
      <text:p text:style-name="P1">{</text:p>
      <text:p text:style-name="P1"><text:s text:c="4"/>int x = 1;</text:p>
      <text:p text:style-name="P1"><text:s text:c="4"/>x = x++;</text:p>
      <text:p text:style-name="P1"><text:s text:c="4"/>std::cout &lt;&lt; x;</text:p>
      <text:p text:style-name="P1"><text:s/></text:p>
      <text:p text:style-name="P1"><text:s text:c="4"/>return 0;</text:p>
      <text:p text:style-name="P1">}</text:p>
      <text:p text:style-name="P1">What value does this program print? The answer is: it’s undefined. If the ++ is applied to x before the assignment, the answer will be 1. If the ++ is applied to x after the assignment, the answer will be 2.</text:p>
      <text:p text:style-name="P1"/>
      <text:p text:style-name="P1">There are other cases where C++ does not specify the order in which certain things are evaluated, so different compilers will make different assumptions. Even when C++ does make it clear how things should be evaluated, some compilers implement behaviors involving variables with side-effects incorrectly. These problems can generally all be avoided by ensuring that any any variable that has a side-effect applied is used no more than once in a given statement.</text:p>
      <text:p text:style-name="P1"/>
      <text:p text:style-name="P1">Rule: Don’t use a variable that has a side effect applied to it more than once in a given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3:39:35.644967719</meta:creation-date>
    <dc:date>2016-03-13T23:40:39.219713643</dc:date>
    <meta:editing-duration>P0D</meta:editing-duration>
    <meta:editing-cycles>1</meta:editing-cycles>
    <meta:document-statistic meta:table-count="0" meta:image-count="0" meta:object-count="0" meta:page-count="3" meta:paragraph-count="99" meta:word-count="892" meta:character-count="4639" meta:non-whitespace-character-count="3802"/>
    <meta:generator>LibreOffice/4.2.8.2$Linux_X86_64 LibreOffice_project/420m0$Build-2</meta:generator>
  </office:meta>
</office:document-meta>
</file>